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lide1</text:p>
      <text:p text:style-name="Standard"/>
      <text:p text:style-name="Standard">Всем привет.</text:p>
      <text:p text:style-name="Standard">Меня зовут Александр Додатко. Я работаю в компании EPAM system.</text:p>
      <text:p text:style-name="Standard"/>
      <text:p text:style-name="Standard">Сейчас я расскажу вам о Continuous integration для iOS приложений.</text:p>
      <text:p text:style-name="Standard">-------------------------------------</text:p>
      <text:p text:style-name="Standard"/>
      <text:p text:style-name="Standard"/>
      <text:p text:style-name="Standard">Slide2</text:p>
      <text:p text:style-name="Standard"/>
      <text:p text:style-name="Standard">Речь пойдет о работе с проектами в xCode, сборке из командной строки (без запуска GUI), создании "Universal binary" для iOS, а также поставке версий для тестирования (deployment).</text:p>
      <text:p text:style-name="Standard">-------------------------------------</text:p>
      <text:p text:style-name="Standard">работ</text:p>
      <text:p text:style-name="Standard">Slide3</text:p>
      <text:p text:style-name="Standard"/>
      <text:p text:style-name="Standard">Также мы рассмотрим unit-testing с помощью GHUnit и настройку hudson build server.</text:p>
      <text:p text:style-name="Standard">Запуск приложений без запуска xCode будет полезен вашим тестировщикам (QA).</text:p>
      <text:p text:style-name="Standard">-------------------------------------</text:p>
      <text:p text:style-name="Standard"/>
      <text:p text:style-name="Standard"/>
      <text:p text:style-name="Standard">Slide4</text:p>
      <text:p text:style-name="Standard"/>
      <text:p text:style-name="Standard">Для начала давайте вспомним, каким образом ОБЫЧНО осуществляется повторное использование кода в iOS проектах.</text:p>
      <text:p text:style-name="Standard">На примере TouchXML мы видим что исходники просто копируются в основной проект.</text:p>
      <text:p text:style-name="Standard">-------------------------------------</text:p>
      <text:p text:style-name="Standard"/>
      <text:p text:style-name="Standard"/>
      <text:p text:style-name="Standard"/>
      <text:p text:style-name="Standard">Slide5</text:p>
      <text:p text:style-name="Standard"/>
      <text:p text:style-name="Standard">Так делать не следует. В особенности если код будет использоваться в нескольких проектах.</text:p>
      <text:p text:style-name="Standard">-------------------------------------</text:p>
      <text:p text:style-name="Standard"/>
      <text:p text:style-name="Standard"/>
      <text:p text:style-name="Standard"/>
      <text:p text:style-name="Standard">Slide6</text:p>
      <text:p text:style-name="Standard"/>
      <text:p text:style-name="Standard">Вместо копирования следует использовать статические библиотеки, выделяя их в отдельные *.xcodeproj</text:p>
      <text:p text:style-name="Standard">-------------------------------------</text:p>
      <text:p text:style-name="Standard"/>
      <text:p text:style-name="Standard"/>
      <text:p text:style-name="Standard"/>
      <text:p text:style-name="P1">Slide7</text:p>
      <text:p text:style-name="Standard">Slide8</text:p>
      <text:p text:style-name="Standard"/>
      <text:p text:style-name="Standard">Для этого мы добавляем library sub-project.</text:p>
      <text:p text:style-name="Standard">-------------------------------------</text:p>
      <text:p text:style-name="Standard"/>
      <text:p text:style-name="Standard"/>
      <text:p text:style-name="Standard"/>
      <text:p text:style-name="Standard">Slide9</text:p>
      <text:p text:style-name="Standard"/>
      <text:p text:style-name="Standard">После чего следует добавить зависимости компоновщика и заголовков интерфейсов.</text:p>
      <text:p text:style-name="Standard">(linker and header dependencies)</text:p>
      <text:p text:style-name="Standard">-------------------------------------</text:p>
      <text:p text:style-name="Standard"/>
      <text:p text:style-name="Standard"/>
      <text:p text:style-name="Standard"/>
      <text:p text:style-name="Standard"/>
      <text:p text:style-name="Standard">Slide10</text:p>
      <text:p text:style-name="Standard"/>
      <text:p text:style-name="Standard">В своих проектах мы используем следующую структуру директорий.</text:p>
      <text:p text:style-name="Standard"><text:s text:c="3"/>app <text:s text:c="17"/>- для продуктов, поставляемых в App Store</text:p>
      <text:p text:style-name="Standard"><text:s text:c="3"/>lib, lib-third-party - для библиотек. Своих и сторонних соответственно.</text:p>
      <text:p text:style-name="Standard"><text:s text:c="3"/>frameworks <text:s text:c="10"/>- для сторонних *.framework. Также в этот каталог выполняется deployment своих библиотек, оформленных как Universal Binary или framework</text:p>
      <text:p text:style-name="Standard"><text:s text:c="3"/>deployment <text:s text:c="10"/>- здесь build server будет искать собранные версии продуктов.</text:p>
      <text:p text:style-name="Standard"><text:s text:c="3"/>tests <text:s text:c="15"/>- для Unit test всех видов.</text:p>
      <text:p text:style-name="Standard"><text:s text:c="3"/>demo <text:s text:c="16"/>- для пробных проектов-прототипов, не поставляемых в App Store.</text:p>
      <text:p text:style-name="Standard"><text:s text:c="3"/>tools <text:s text:c="15"/>- для программ-утилит Mac OS X, используемых при сборке.</text:p>
      <text:p text:style-name="Standard"/>
      <text:p text:style-name="Standard"><text:s text:c="3"/>[остальное и так ясно]</text:p>
      <text:p text:style-name="Standard">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Slide11</text:p>
      <text:p text:style-name="Standard"/>
      <text:p text:style-name="Standard">&lt;No Comments&gt;</text:p>
      <text:p text:style-name="Standard">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P1">Slide12</text:p>
      <text:p text:style-name="Standard"/>
      <text:p text:style-name="Standard">Особенностью desktop applications является тот факт что сборка и исполнение производится на одной и той же системе.</text:p>
      <text:p text:style-name="Standard">Поэтому организовать Continuous Integration сравнительно просто. Для таких приложений существует множество CI tools и литературы.</text:p>
      <text:p text:style-name="Standard">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Slide13</text:p>
      <text:p text:style-name="Standard"/>
      <text:p text:style-name="Standard">Для iOS ситуация немного другая. Программы исполняются либо на реальном устройстве с iOS, либо на симуляторе.</text:p>
      <text:p text:style-name="Standard">Ситуация дополнительно усложняется системой provisioning profiles, которую навязывает apple.</text:p>
      <text:p text:style-name="Standard"/>
      <text:p text:style-name="Standard">Посему автоматический запуск программ, сбор результатов тестов ( *.xml JUnit reports ) будет несколько труднее чем "написать имя программы в shell script" и "открыть файл на чтение".</text:p>
      <text:p text:style-name="Standard">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Slide14</text:p>
      <text:p text:style-name="Standard"/>
      <text:p text:style-name="Standard">Если с этим всем не разобраться, то вашим QA прийдется доставать исходные коды из системы контроля версий (SVN, GIT, mercurial), КОМПИЛИРОВАТЬ их, настраивать у себя provisioning profiles.</text:p>
      <text:p text:style-name="Standard">Наши QA одно время этим занимались.</text:p>
      <text:p text:style-name="Standard"/>
      <text:p text:style-name="Standard">Это неправильно. CI script должен собирать *.ipa файл, который может быть установлен на устройство с помощью iTunes. Хотя xCode organizer удобней с моей точки зрения (согласитесь, organizer -- это гораздо проще и быстрее чем компиляция).</text:p>
      <text:p text:style-name="Standard">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lide15</text:p>
      <text:p text:style-name="Standard"/>
      <text:p text:style-name="Standard">Итак, приступим к сборке. Данный слайд иллюстрирует взаимосвязь между xCode command line interface и GUI.</text:p>
      <text:p text:style-name="Standard">Screenshot был взят из xCode3. Надеюсь, соответствие с xCode4 GUI вы сможете найти самостоятельно. (к моему сожалению, эту информацию разбросали по разным частям IDE)</text:p>
      <text:p text:style-name="Standard"/>
      <text:p text:style-name="Standard">Если нет вопросов по этому слайду - давайте продолжим.</text:p>
      <text:p text:style-name="Standard">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Slide16</text:p>
      <text:p text:style-name="Standard"/>
      <text:p text:style-name="Standard">После успешной сборки проекта соберем *.ipa файл для наших любимых QA и клиентов.</text:p>
      <text:p text:style-name="Standard">Для этого нам нужно 3 вещи : </text:p>
      <text:p text:style-name="Standard"><text:s text:c="3"/>* собранный *.app для iOS устройства</text:p>
      <text:p text:style-name="Standard"><text:s text:c="3"/>* DeveloperName -- строка с информацией о developer profile. Пример -- в нижней части слайда.</text:p>
      <text:p text:style-name="Standard"><text:s text:c="3"/>* Provisioning Profile -- это файл. Да-да. Тот самый файл который вы импортировали в свой Organizer. </text:p>
      <text:p text:style-name="Standard"><text:s text:c="3"/></text:p>
      <text:p text:style-name="Standard">Слушаю вопросы по данному слайду.</text:p>
      <text:p text:style-name="Standard">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Slide17</text:p>
      <text:p text:style-name="Standard"/>
      <text:p text:style-name="Standard">Если больше вопросов не предвидится, то давайте поговорим о Unit тестировании.</text:p>
      <text:p text:style-name="Standard">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lide18</text:p>
      <text:p text:style-name="Standard"/>
      <text:p text:style-name="Standard">Выбор unit test framework очень важен. Мы рассмотрели трех основных "игроков" для ObjectiveC.</text:p>
      <text:p text:style-name="Standard">SenTestingKit, GoogleToolbox, GHUnit.</text:p>
      <text:p text:style-name="Standard"/>
      <text:p text:style-name="Standard">Мне немного непонятен подход Apple к данному вопросу. Он всем хорош кроме 2х вещей :</text:p>
      <text:p text:style-name="Standard"><text:s text:c="3"/>1. Отсутствие Debug. (с помощью некоторых ухищрений этого можно добиться, пожертвовав корректной работой Assert)</text:p>
      <text:p text:style-name="Standard"><text:s text:c="3"/>2. Отстутствие работы с Bundles. (для нас это важно, так как наши приложения активно взаимодействуют с web services)</text:p>
      <text:p text:style-name="Standard"><text:s text:c="3"/></text:p>
      <text:p text:style-name="Standard">Google toolbox пытается быть совместимым с ним. Поэтому страдает от тех же проблем.</text:p>
      <text:p text:style-name="Standard"/>
      <text:p text:style-name="Standard">GHUnit же избрал иной путь. Unit tests оформляются в виде отдельного iOS application. При желании его можно даже отправить в App Store ;)</text:p>
      <text:p text:style-name="Standard">Таким образом, эти тесты избавлены от описанных недостатков. </text:p>
      <text:p text:style-name="Standard">Однако не все так радужно. Их гораздо труднее использовать в CI из-за отсутствия интеграции с xCode и их "Application origin".</text:p>
      <text:p text:style-name="Standard">-------------------------------------</text:p>
      <text:p text:style-name="Standard"/>
      <text:p text:style-name="Standard"/>
      <text:p text:style-name="Standard"/>
      <text:p text:style-name="Standard">Slide19</text:p>
      <text:p text:style-name="Standard"/>
      <text:p text:style-name="Standard">Но и это еще не все. Для использования в рамках CI приложение нужно правильно сконфигурировать.</text:p>
      <text:p text:style-name="Standard">Эта конфигурация отличается от интерактивной, используемой при development.</text:p>
      <text:p text:style-name="Standard"/>
      <text:p text:style-name="Standard">На слайде показано как сделать необходимые вещи : </text:p>
      <text:p text:style-name="Standard"><text:s text:c="3"/>* запускать без повеления пользователя.</text:p>
      <text:p text:style-name="Standard"><text:s text:c="3"/>* получить результаты теста в формате *.xml </text:p>
      <text:p text:style-name="Standard"><text:s text:c="3"/>* завершиться после выполнения (и не мешать дальнейшей работе сценария сборки)</text:p>
      <text:p text:style-name="Standard"><text:s text:c="3"/></text:p>
      <text:p text:style-name="Standard">** запустить проект и показать действие флагов.</text:p>
      <text:p text:style-name="Standard">-------------------------------------</text:p>
      <text:p text:style-name="Standard"/>
      <text:p text:style-name="Standard"/>
      <text:p text:style-name="Standard"/>
      <text:p text:style-name="Standard">Slide20</text:p>
      <text:p text:style-name="Standard"/>
      <text:p text:style-name="Standard">Здесь показана команда запуска теста. Данная утилита не входит в состав SDK. Однако вы с легкостью сможете найти ее на github и собрать самостоятельно.</text:p>
      <text:p text:style-name="Standard">Ее интерфейс до безобразия прост. </text:p>
      <text:p text:style-name="Standard">Однако следует быть осторожным с передачей пути к приложению. Программа отказывается работать с относительными путями и выдает не вполне внятные сообщения об ошибках.</text:p>
      <text:p text:style-name="Standard">-------------------------------------</text:p>
      <text:p text:style-name="Standard"><text:soft-page-break/>Slide21</text:p>
      <text:p text:style-name="Standard"/>
      <text:p text:style-name="Standard">Сбор результатов тестов также достаточно прост. GHUnit записывает их во временную папку. Вот в эту (** показать **).</text:p>
      <text:p text:style-name="Standard">Теперь осталось только переместиться в нее и скопировать тесты в нужную папку.</text:p>
      <text:p text:style-name="Standard">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Slide22</text:p>
      <text:p text:style-name="Standard"/>
      <text:p text:style-name="Standard">Еще один неочевидный момент -- необходимость "убить" процесс симулятора. Если этого не делать, то следующий тест может вообще не запуститься (это bug/feature apple SDK).</text:p>
      <text:p text:style-name="Standard">Я советую делать это перед и после запуска очередного UnitTestXXX.app</text:p>
      <text:p text:style-name="Standard">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Slide23</text:p>
      <text:p text:style-name="Standard"/>
      <text:p text:style-name="Standard">Вот и дошла очередь до Universal binaries. А что это?</text:p>
      <text:p text:style-name="Standard">Это специальным образом собранная библиотека, которая содержит символы как для device, так и для simulator.</text:p>
      <text:p text:style-name="Standard">Пользоваться ей так же просто как и обычными static libraries в вашей любимой Mac OS X/Linux/Windows. </text:p>
      <text:p text:style-name="Standard">При этом не отдавая ваш драгоценный код кому попало (** о техниках защиты от дизассемблирования речь идти не будет **).</text:p>
      <text:p text:style-name="Standard"/>
      <text:p text:style-name="Standard">А вот собрать ее куда сложнее.</text:p>
      <text:p text:style-name="Standard">-------------------------------------</text:p>
      <text:p text:style-name="Standard"/>
      <text:p text:style-name="Standard"/>
      <text:p text:style-name="Standard"/>
      <text:p text:style-name="Standard"/>
      <text:p text:style-name="Standard">Slide24</text:p>
      <text:p text:style-name="Standard"/>
      <text:p text:style-name="Standard">Для этого нужно собрать отдельные версии для device и simulator. А затем специальным образом объединить их.</text:p>
      <text:p text:style-name="Standard">Вот она - эта "уличная магия".</text:p>
      <text:p text:style-name="Standard">-------------------------------------</text:p>
      <text:p text:style-name="Standard"/>
      <text:p text:style-name="Standard"/>
      <text:p text:style-name="P1">Slide25</text:p>
      <text:p text:style-name="Standard"/>
      <text:p text:style-name="Standard">Теперь немного псевдокода нашего сценария сборки.</text:p>
      <text:p text:style-name="Standard">Полный код можно найти на github.</text:p>
      <text:p text:style-name="Standard">-------------------------------------</text:p>
      <text:p text:style-name="Standard"/>
      <text:p text:style-name="Standard"/>
      <text:p text:style-name="Standard"/>
      <text:p text:style-name="Standard">Slide26</text:p>
      <text:p text:style-name="Standard"/>
      <text:p text:style-name="Standard">А вот что делает наш build server.</text:p>
      <text:p text:style-name="Standard">Думаю, эти шаги подойдут и вам. </text:p>
      <text:p text:style-name="Standard">-------------------------------------</text:p>
      <text:p text:style-name="Standard"/>
      <text:p text:style-name="Standard"/>
      <text:p text:style-name="Standard">Slide27</text:p>
      <text:p text:style-name="Standard"/>
      <text:p text:style-name="Standard">Спасибо за внимание.</text:p>
      <text:p text:style-name="Standard">Надеюсь, никто не успел заснуть.</text:p>
      <text:p text:style-name="Standard">-------------------------------------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eksandr  Dodatko</meta:initial-creator>
    <meta:creation-date>2011-06-29T11:42:54</meta:creation-date>
    <dc:date>2011-06-29T11:47:31</dc:date>
    <dc:creator>Oleksandr  Dodatko</dc:creator>
    <meta:editing-duration>PT4M46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7" meta:paragraph-count="135" meta:word-count="981" meta:character-count="7559"/>
  </office:meta>
</office:document-meta>
</file>